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d1d9e0"/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5" style:family="paragraph" style:parent-style-name="Text_20_body" style:list-style-name="L3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6" style:family="paragraph" style:parent-style-name="Text_20_body" style:list-style-name="L4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Text_20_body" style:list-style-name="L5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9" style:family="paragraph" style:parent-style-name="Text_20_body" style:list-style-name="L6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0" style:family="paragraph" style:parent-style-name="Text_20_body" style:list-style-name="L7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ai-for-everyone--a-friendly-quick-start" text:anchor-type="page" text:anchor-page-number="1" svg:x="-0.2917in" svg:y="0in" svg:width="0.2917in" draw:z-index="0">
        <draw:text-box fo:min-height="0.2917in">
          <text:p text:style-name="P12"/>
        </draw:text-box>
      </draw:frame>
      <text:h text:style-name="P1" text:outline-level="1">AI for Everyone — A Friendly Quick Start</text:h>
      <text:p text:style-name="P2">What this is</text:p>
      <text:list text:style-name="L1">
        <text:list-item>
          <text:p text:style-name="P3">A short, plain-language explanation of how to ask AI (chatbots) better questions so you get more useful answers.</text:p>
        </text:list-item>
      </text:list>
      <text:p text:style-name="P2">Think of AI like a helpful shopkeeper</text:p>
      <text:list text:style-name="L2">
        <text:list-item>
          <text:p text:style-name="P4">The AI doesn’t "know" things like a person does; it’s more like a shopkeeper who tries to find the best item based on how you describe it.</text:p>
        </text:list-item>
        <text:list-item>
          <text:p text:style-name="P4">The clearer you describe what you want, the more likely the shopkeeper (AI) will hand you the right thing.</text:p>
        </text:list-item>
      </text:list>
      <text:p text:style-name="P2">Why wording matters (simple)</text:p>
      <text:list text:style-name="L3">
        <text:list-item>
          <text:p text:style-name="P5">Vague question -&gt; AI guesses.</text:p>
        </text:list-item>
        <text:list-item>
          <text:p text:style-name="P5">Specific question -&gt; AI gives focused, useful answers.</text:p>
        </text:list-item>
        <text:list-item>
          <text:p text:style-name="P5">Extra helpful: say who the answer is for, how you’ll use it, and what form you want the answer in (short list, step-by-step, plain language).</text:p>
        </text:list-item>
      </text:list>
      <text:p text:style-name="P2">Five friendly rules to follow</text:p>
      <text:list text:style-name="L4">
        <text:list-item>
          <text:p text:style-name="P6">Be specific: say what you need and include important details.</text:p>
          <text:list>
            <text:list-item>
              <text:p text:style-name="P7">Instead of: "How fix my printer?"</text:p>
            </text:list-item>
            <text:list-item>
              <text:p text:style-name="P7">Ask: "My HP DeskJet 2620 won't print; the status says 'paper jam' though I can't find a jam. I use Windows 10. What step-by-step checks should I try?"</text:p>
            </text:list-item>
          </text:list>
        </text:list-item>
        <text:list-item>
          <text:p text:style-name="P6">Say who you are / the audience: helps the AI set tone and depth.</text:p>
          <text:list>
            <text:list-item>
              <text:p text:style-name="P7">"Explain like I'm 60 and not comfortable with computers."</text:p>
            </text:list-item>
          </text:list>
        </text:list-item>
        <text:list-item>
          <text:p text:style-name="P6">Ask for the format you want: bullet list, short steps, example text, or a checklist.</text:p>
          <text:list>
            <text:list-item>
              <text:p text:style-name="P7">"Give me 6 short steps I can follow."</text:p>
            </text:list-item>
          </text:list>
        </text:list-item>
        <text:list-item>
          <text:p text:style-name="P6">Add constraints: time, materials, safety, or privacy.</text:p>
          <text:list>
            <text:list-item>
              <text:p text:style-name="P7">"I only have a screwdriver and a flashlight; give fixes I can do without removing the printer cover."</text:p>
            </text:list-item>
          </text:list>
        </text:list-item>
        <text:list-item>
          <text:p text:style-name="P6">Ask the AI to show its sources / explain reasoning for facts you care about.</text:p>
          <text:list>
            <text:list-item>
              <text:p text:style-name="P7">"If this is medical/financial/legal, tell me when to consult a professional and why."</text:p>
            </text:list-item>
          </text:list>
        </text:list-item>
      </text:list>
      <text:p text:style-name="P2"><text:soft-page-break/>What AI commonly gets wrong (so you can catch it)</text:p>
      <text:list text:style-name="L5">
        <text:list-item>
          <text:p text:style-name="P8">It may be confident but incorrect ("hallucination"). Always double-check facts you plan to rely on.</text:p>
        </text:list-item>
        <text:list-item>
          <text:p text:style-name="P8">It may give general advice when you needed specifics — use follow-ups asking for examples and details.</text:p>
        </text:list-item>
      </text:list>
      <text:p text:style-name="P2">How to follow up (short)</text:p>
      <text:list text:style-name="L6">
        <text:list-item>
          <text:p text:style-name="P9">If the answer is too technical: "Explain that in simpler terms for a beginner."</text:p>
        </text:list-item>
        <text:list-item>
          <text:p text:style-name="P9">If the answer missed something: "You missed X — incorporate it and try again."</text:p>
        </text:list-item>
        <text:list-item>
          <text:p text:style-name="P9">If you want less or more detail: "Make this shorter / expand steps."</text:p>
        </text:list-item>
      </text:list>
      <text:p text:style-name="P2">Safety and privacy reminders</text:p>
      <text:list text:style-name="L7">
        <text:list-item>
          <text:p text:style-name="P10">Don’t paste private passwords, bank details, or medical records.</text:p>
        </text:list-item>
        <text:list-item>
          <text:p text:style-name="P10">For serious medical, legal, or safety issues, use the AI as a starting point but consult qualified professionals.</text:p>
        </text:list-item>
      </text:list>
      <text:p text:style-name="P11">If you want, try the exercises file next — it gives hands-on practice with prompts and shows how small changes help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6:19:04.421955349</meta:creation-date>
    <dc:title>Half inch margin</dc:title>
    <meta:editing-duration>PT1M56S</meta:editing-duration>
    <meta:editing-cycles>2</meta:editing-cycles>
    <meta:generator>LibreOffice/25.2.7.2$Linux_X86_64 LibreOffice_project/520$Build-2</meta:generator>
    <dc:date>2025-12-05T06:20:58.368865988</dc:date>
    <meta:document-statistic meta:table-count="0" meta:image-count="0" meta:object-count="0" meta:page-count="2" meta:paragraph-count="33" meta:word-count="432" meta:character-count="2376" meta:non-whitespace-character-count="1997"/>
    <meta:template xlink:type="simple" xlink:actuate="onRequest" xlink:title="Half inch margin" xlink:href="../../../.config/libreoffice/4/user/template/Half%20inch%20margin.ott" meta:date="2025-12-05T06:19:03.065137723"/>
  </office:meta>
</office:document-meta>
</file>